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Standard" style:family="paragraph">
      <style:text-properties fo:language="pt" fo:country="BR"/>
    </style:style>
    <style:style style:name="T21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Roteiro do Trabalho de Mestrado</text:p>
      <text:p text:style-name="P2"/>
      <text:p text:style-name="P3">Resumo | Abstract</text:p>
      <text:p text:style-name="P4"/>
      <text:p text:style-name="P5">Introdução</text:p>
      <text:p text:style-name="P6"><text:tab/>Objetivo</text:p>
      <text:p text:style-name="P7"><text:tab/>Motivação</text:p>
      <text:p text:style-name="P8">Processo de elevação artificial Plunger Lift</text:p>
      <text:p text:style-name="P9"><text:tab/>Introdução</text:p>
      <text:p text:style-name="P10"><text:tab/>Funcionamento</text:p>
      <text:p text:style-name="P11"><text:tab/>Equipamentos</text:p>
      <text:p text:style-name="P12"><text:tab/>Modos de Controle</text:p>
      <text:p text:style-name="P13">Estudo do<text:s/>Simulador Plunger Lift</text:p>
      <text:p text:style-name="P14"/>
      <text:p text:style-name="P15">Implementação de Controladores</text:p>
      <text:p text:style-name="P16"/>
      <text:p text:style-name="P17">Resultados</text:p>
      <text:p text:style-name="P18"/>
      <text:p text:style-name="P19">Conclusão</text:p>
      <text:p text:style-name="P20"/>
      <text:p text:style-name="Standard"><text:span text:style-name="T21">Referênci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son </meta:initial-creator>
    <dc:creator>Danielson Flavio Xavier da Silva</dc:creator>
    <meta:creation-date>2016-05-11T21:00:00Z</meta:creation-date>
    <dc:date>2016-05-15T12:14:00Z</dc:date>
    <meta:template xlink:href="Normal.dotm" xlink:type="simple"/>
    <meta:editing-cycles>3</meta:editing-cycles>
    <meta:editing-duration>PT300S</meta:editing-duration>
    <meta:document-statistic meta:page-count="1" meta:paragraph-count="1" meta:word-count="45" meta:character-count="289" meta:row-count="2" meta:non-whitespace-character-count="245"/>
  </office:meta>
</office:document-meta>
</file>